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EV2-4</text:p>
          </table:table-cell>
          <table:table-cell office:value-type="string" calcext:value-type="string">
            <text:p>FJ639705</text:p>
          </table:table-cell>
          <table:table-cell office:value-type="string" calcext:value-type="string">
            <text:p>201 - 1207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TGACATAGGGGAGTCATCACCAAATCCCACAGTGGAAGCAGGACGAACACTCAGAGTCCTTAACTTAGTAGAAAATTGGTTGAACAACAACACTCAATTTTGCATAAAAGTTCTCAACCCATATATGCCCTCAGTTATAGAAAAAATGGAAGCACTGCAAAGGAAATATGGAGGAGCCTTAGTGAGAAATCCACTCTCACGGAACTCCACACATGAGATGTACTGGGTATCCAATGCTTCTGGGAACATAGTGTCATCGGTGAACATGATTTCAAGGATGTTGATCAACAGATTCACAATGAGACACAAGAAAGCCACTTACGAGCCGGATGTTGACCTCGGAAGCGGAACCCGCAACATTGGAATTGAAAGTGAAATACCAAACCTAGACATAATTGGGAAAAGAATAGAAAAAATAAAGCAAGAGCATGAAACATCATGGCACTACGATCAAGACCACCCATACAAAACGTGGGCATACCATGGTAGCTATGAAACAAAACAGACTGGATCAGCATCATCCATGGTCAACGGAGTGGTCAGGCTGCTGACAAAACCTTGGGACGTCCTCCCCACGGTGACACAGATGGCAATGACAGACACGACTCCATTTGGACAACAGCGTGTTTTTAAAGAAAAAGTGGACACGAGAACCCAAGAACCGAAAGAAGGCACGAAGAAATTAATGAAAATCACAGCAGAATGGCTGTGGAAAGAATTGGGGAAGAAAAAGACACCTAGGATGTGCACCAGAGAAGAATTCACAAGAAAGGTGAGAAGCAATGCAGCCTTGGGGGCCATATTCACTGACGAGAATAAGTGGAAGTCGGCACGTGAGGCTGTTGAAGATAGTAGGTTTTGGGAGCTGGTTGACAAGGAAAGGAATCTCCATCTTGAAGGAAAGTGTGAGACATGTGTGTACAACATGATGGGAAAAAGAGAAAAGAAGCTAGGGGAATTCGGCAAGGCAAAAGGCAGCAGAGCCATATGGTACATGTGGCTTGGAG</text:p>
          </table:table-cell>
        </table:table-row>
        <table:table-row table:style-name="ro1">
          <table:table-cell office:value-type="string" calcext:value-type="string">
            <text:p>YeF-3</text:p>
          </table:table-cell>
          <table:table-cell office:value-type="string" calcext:value-type="string">
            <text:p>AY968064</text:p>
          </table:table-cell>
          <table:table-cell office:value-type="string" calcext:value-type="string">
            <text:p>1 - 882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GATCTTGGGTGTGGACGTGGAGGCTGGTGCTACTATGCAGCAGCTCAAAAAGAAGTTAGTGGTGTGAAGGGGTATACCCTTGGCAGAGATGGTCATGAGAAACCTATGAATGTCCAAAGCTTGGGATGGAATATTGTGACTTTTAAGGACAAGACTGATGTTCACCGACTGGAGCCACTCAAGTGTGAAACTCTCCTCTGTGACATTGGAGAATCGTCCCCATCCTCCGCAACTGAGGGTGAGAGGACCTTAAGAGTTCTGGACACAGTTGAAAAGTGGTTGGCTTGTGGAGTGGACAACTTTTGCATCAAAGTTCTGGCACCATACATGCCCGATGTGATAGAGAAACTGGAGCTTCTTCAAAGAAGATTCGGTGGAACCGTCATTAGGAATCCTCTTTCCAGGAATTCCACTCATGAAATGTACTACGTGTCAGGAGCAAGAAGTAACATCACATTCACAGTCAATCAGACATCACGCCTGCTGATGCGAAGGATGAGGCGGCCCACAGGCAAAGTTACCTTGGAAGCTGATGTTATTCTTCCGATAGGCACGCGCAGTGTGGAAACTGATAAAGGCCCATTGGATAAGGATGCTATTGAGGAAAGAGTTGAGAGAATCAAGAATGAATATGCCACTACATGGTTCTATGACAATGACAACCCGTATAGAACGTGGCATTATTGTGGCTCCTATGTGACCAAAACGTCAGGAAGTGCAGCCAGCATGATAAATGGAGTTATCAAAATCTTAACTTTTCCATGGGACAGAATAGAAGAAGTCACAAGAATGGCAATGACTGACACCACACCTTTTGGACAACAAAGAGTTTTCAAGGAGAAAGTAGACACAAGAGCAAAAGACCCTCCTGCTGGAACAAGG</text:p>
          </table:table-cell>
        </table:table-row>
        <table:table-row table:style-name="ro1">
          <table:table-cell office:value-type="string" calcext:value-type="string">
            <text:p>DEV2-5</text:p>
          </table:table-cell>
          <table:table-cell office:value-type="string" calcext:value-type="string">
            <text:p>KU517847</text:p>
          </table:table-cell>
          <table:table-cell office:value-type="string" calcext:value-type="string">
            <text:p>91 - 44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GGACACGAAGAACCCATTCCCATGTCAACATATGGTTGGAATCTGGTGCGTCTGCAAAGTGGAGTCGATGTCTTTTTTACTCCGCCAGAAAAGTGTGACACATTGCTGTGTGACATAGGGGAGTCGTCACCAAACCCCACGGTCGAGGCAGGACGAACACTCAGAGTTCTAAACTTAGTGGAAAACTGGCTGAACAATAATACCCAATTTTGCATAAAGGTTCTTAATCCATATATGCCCTCAGTTATAGAAAAAATGGAAGCACTACAAAGGAGATACGGAGGAGCTTTGGTGAGGAATCCACCCTCACGAAATTCCACACACGAGATGTACTGGGTATCCAATGCTTCCGGG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0111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1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3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4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4P0"/>
    </number:number-style>
    <number:date-style style:name="N10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6" number:language="ja" number:country="JP">
      <number:day number:style="long"/>
      <number:text>-</number:text>
      <number:month number:textual="true"/>
    </number:date-style>
    <number:date-style style:name="N10117" number:language="ja" number:country="JP">
      <number:month number:textual="true"/>
      <number:text>-</number:text>
      <number:year/>
    </number:date-style>
    <number:time-style style:name="N10118" number:language="ja" number:country="JP">
      <number:hours/>
      <number:text>:</number:text>
      <number:minute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10122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currency-style>
    <number:currency-style style:name="N10122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currency-style>
    <number:currency-style style:name="N10123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currency-style>
    <number:currency-style style:name="N10124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currency-style>
    <number:currency-style style:name="N10125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27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28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29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0" number:language="ja" number:country="JP">
      <number:hours/>
      <number:text>時</number:text>
      <number:minutes number:style="long"/>
      <number:text>分</number:text>
    </number:time-style>
    <number:time-style style:name="N10131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2" number:language="ja" number:country="JP">
      <number:year number:style="long"/>
      <number:text>年</number:text>
      <number:month number:style="long"/>
      <number:text>月</number:text>
    </number:date-style>
    <number:date-style style:name="N10133" number:language="ja" number:country="JP">
      <number:month number:style="long"/>
      <number:text>月</number:text>
      <number:day number:style="long"/>
      <number:text>日</number:text>
    </number:date-style>
    <number:number-style style:name="N10134P0" style:volatile="true" number:language="ja" number:country="JP">
      <number:number number:decimal-places="0" loext:min-decimal-places="0" number:min-integer-digits="1" number:grouping="true"/>
    </number:number-style>
    <number:number-style style:name="N10134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4P0"/>
    </number:number-style>
    <number:number-style style:name="N10135P0" style:volatile="true" number:language="ja" number:country="JP">
      <number:number number:decimal-places="0" loext:min-decimal-places="0" number:min-integer-digits="1" number:grouping="true"/>
    </number:number-style>
    <number:number-style style:name="N10135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5P0"/>
    </number:number-style>
    <number:number-style style:name="N10136P0" style:volatile="true" number:language="ja" number:country="JP">
      <number:number number:decimal-places="2" loext:min-decimal-places="2" number:min-integer-digits="1" number:grouping="true"/>
    </number:number-style>
    <number:number-style style:name="N10136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number:number number:decimal-places="2" loext:min-decimal-places="2" number:min-integer-digits="1" number:grouping="true"/>
    </number:number-style>
    <number:number-style style:name="N10137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2" style:volatile="true" number:language="ja" number:country="JP">
      <loext:text> </loext:text>
      <loext:fill-character> </loext:fill-character>
      <number:text>- </number:text>
    </number:number-style>
    <number:text-style style:name="N10138" number:language="ja" number:country="JP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9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9P2" style:volatile="true" number:language="ja" number:country="JP">
      <loext:text> ¥</loext:text>
      <loext:fill-character> </loext:fill-character>
      <number:text>- </number:text>
    </number:number-style>
    <number:text-style style:name="N10139" number:language="ja" number:country="JP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0" number:language="ja" number:country="JP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5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23:47:17.362144526</meta:creation-date>
    <dc:date>2018-11-25T00:22:01.092140349</dc:date>
    <meta:editing-duration>PT9M32S</meta:editing-duration>
    <meta:editing-cycles>1</meta:editing-cycles>
    <meta:document-statistic meta:table-count="1" meta:cell-count="15" meta:object-count="0"/>
    <meta:generator>LibreOffice/5.1.6.2$Linux_X86_64 LibreOffice_project/10m0$Build-2</meta:generator>
  </office:meta>
</office:document-meta>
</file>